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_20_indent">
      <style:paragraph-properties fo:break-before="page"/>
    </style:style>
    <style:style style:name="P4" style:family="paragraph" style:parent-style-name="Heading_20_1">
      <style:paragraph-properties fo:break-before="page"/>
    </style:style>
    <style:style style:name="P5" style:family="paragraph" style:parent-style-name="Text_20_body">
      <style:text-properties fo:font-style="normal" style:font-style-asian="normal" style:font-style-complex="normal"/>
    </style:style>
    <style:style style:name="P6" style:family="paragraph" style:parent-style-name="Heading_20_1" style:master-page-name="Standard">
      <style:paragraph-properties style:page-number="1"/>
    </style:style>
    <style:style style:name="P7" style:family="paragraph" style:parent-style-name="Heading_20_1">
      <style:paragraph-properties fo:break-before="page"/>
    </style:style>
    <style:style style:name="P8" style:family="paragraph" style:parent-style-name="Title" style:master-page-name="First_20_Page">
      <style:paragraph-properties style:page-number="auto"/>
    </style:style>
    <style:style style:name="P9" style:family="paragraph" style:parent-style-name="Table_20_Heading" style:master-page-name="Table_20_of_20_Contents">
      <style:paragraph-properties style:page-number="auto"/>
    </style:style>
    <style:style style:name="P10" style:family="paragraph" style:parent-style-name="List_20_Contents">
      <style:paragraph-properties fo:margin-left="0in" fo:margin-right="0in" fo:text-indent="0in" style:auto-text-indent="false"/>
      <style:text-properties fo:font-style="normal" style:font-style-asian="normal" style:font-style-complex="normal"/>
    </style:style>
    <style:style style:name="P11" style:family="paragraph" style:parent-style-name="List_20_2_20_Cont." style:list-style-name="List_20_1"/>
    <style:style style:name="P12" style:family="paragraph" style:parent-style-name="List_20_2_20_Cont." style:list-style-name="List_20_1">
      <style:text-properties fo:font-style="italic" style:font-style-asian="italic" style:font-style-complex="italic"/>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Title"/>
      <text:p text:style-name="Title"/>
      <text:p text:style-name="Title">Geometry of Destruction</text:p>
      <text:p text:style-name="Subtitle">by Namaste Reid</text:p>
      <text:p text:style-name="Table_20_Contents"/>
      <text:p text:style-name="P9">Table of Contents</text:p>
      <text:h text:style-name="P6" text:outline-level="1">Introduction</text:h>
      <text:p text:style-name="Text_20_body">Geometry of Destruction (GoD) is a video game inspired by Geometry Wars and Diablo II: Lord of Destruction. The name Geometry of Destruction is a combination of the names of these two inspirational games. It combines the visceral combat of Geometry Wars with the character development, randomization, and pacing of Diablo II: Lord of Destruction.</text:p>
      <text:p text:style-name="Text_20_body">However, GoD is a unique game. It's central theme isn't one of geometric warfare or deities of the underworld, but life itself. Artificial life that is, for everything in GoD is made up of cells, and those cells come together to perform functions greater than any single cell ever could. It is up to you, the player, to take cells, the building blocks of life, and create an entity of special purpose in order to survive against the harsh reality that is GoD's universe.</text:p>
      <text:h text:style-name="P4" text:outline-level="1">Miscellaneous Details</text:h>
      <text:h text:style-name="Heading_20_2" text:outline-level="2">Level Structure</text:h>
      <text:p text:style-name="Text_20_body_20_indent">A level has a collection including some or all of the following: enemies, bosses, plants, resources, objectives, obstacles.</text:p>
      <text:h text:style-name="Heading_20_2" text:outline-level="2">Leveling Up</text:h>
      <text:p text:style-name="Text_20_body_20_indent">Leveling up is accomplished by defeating the level boss or achieving the level objective. Whenever a player beats a level for the first time, they get a reward. This will likely take the form of another module slot.</text:p>
      <text:h text:style-name="Heading_20_2" text:outline-level="2">Leveling Down</text:h>
      <text:p text:style-name="Text_20_body_20_indent">Two things happen if the player dies. First, they lose any temporary bonuses or power-ups. Second, they are knocked back to the previous level.</text:p>
      <text:h text:style-name="Heading_20_2" text:outline-level="2">Enemies</text:h>
      <text:p text:style-name="Text_20_body_20_indent">The general enemy style is many and simple. Each enemy should have one or more defining characteristics. For example, enemies can vary in a number of physical categories such as size, toughness, speed, etc. In addition, enemies can have a number of behavioral traits. Examples of these behavioral traits are: direct assault, risk aversion, supporting friends, etc.</text:p>
      <text:h text:style-name="Heading_20_2" text:outline-level="2">Randomization</text:h>
      <text:p text:style-name="Text_20_body_20_indent">Every level is random. This means when the player levels up or down, they see a completely new random level. Levels are generated randomly, meaning that the contents of levels are always unique. The level of difficulty scales with the level number.</text:p>
      <text:h text:style-name="Heading_20_2" text:outline-level="2">Character Customization</text:h>
      <text:p text:style-name="Text_20_body_20_indent">Everything, including the player characters are made out of cells. A player may have any number of bodies. A body consists of a configuration of cells. Each cell may only be used once.</text:p>
      <text:h text:style-name="Heading_20_2" text:outline-level="2">Transforming</text:h>
      <text:p text:style-name="Text_20_body_20_indent">The player may transform between any of their bodies at any time. The time required to transform depends on how many cells must change type. Transforming into bodies with a larger number of cells takes extra long.</text:p>
      <text:h text:style-name="Heading_20_2" text:outline-level="2">Gathering Cells</text:h>
      <text:p text:style-name="Text_20_body_20_indent">Whenever something is destroyed, it becomes undone. Some of the cells that it was made from are destroyed, others damaged, and others remain wholly intact. Damaged and intact cells may be <text:soft-page-break/>gathered by absorbing them through an external side. Additionally, cells can be attached directly to a body if contact is made with a compatible side.</text:p>
      <text:h text:style-name="Heading_20_2" text:outline-level="2">Cell Library</text:h>
      <text:p text:style-name="Text_20_body_20_indent">Gathered cells are stored in the cell library.</text:p>
      <text:h text:style-name="Heading_20_2" text:outline-level="2">Upgrading and Repairing Cells</text:h>
      <text:p text:style-name="Text_20_body_20_indent">Cells which are damaged may be repaired by using the essence of other cells of a similar nature. Intact cells may be upgraded in the same way. Upgrading a cell will result in a new random cell of higher quality.</text:p>
      <text:p text:style-name="P3"/>
      <text:h text:style-name="Heading_20_1" text:outline-level="1">Cells</text:h>
      <text:p text:style-name="Text_20_body">Cells are the basic building block of all creatures in GoD's universe. Cells have five sides. Cell sides of compatible types attract, and incompatible types repel. If two cells' sides come in contact and are of a compatible type, they will lock together.</text:p>
      <text:h text:style-name="Heading_20_3" text:outline-level="3">Sides</text:h>
      <text:list text:style-name="List_20_1">
        <text:list-item>
          <text:p text:style-name="P12">Basic<text:span text:style-name="T1"><text:tab/><text:tab/>Nothing special.</text:span></text:p>
        </text:list-item>
        <text:list-item>
          <text:p text:style-name="P12">Sticky<text:span text:style-name="T1"><text:tab/><text:tab/>Can stick to basic sides or other sticky sides.</text:span></text:p>
        </text:list-item>
        <text:list-item>
          <text:p text:style-name="P12">Absorb<text:tab/><text:tab/><text:span text:style-name="T1">Does not attach to any other sides. Absorbs things from the external <text:tab/><text:tab/><text:tab/><text:tab/>environment.</text:span></text:p>
        </text:list-item>
        <text:list-item>
          <text:p text:style-name="P12">Release<text:span text:style-name="T1"><text:tab/>Does not attach to any other sides. Releases things into the external environment.</text:span></text:p>
        </text:list-item>
        <text:list-item>
          <text:p text:style-name="P12">Receive<text:span text:style-name="T1"><text:tab/>Connects to </text:span>Gives<text:span text:style-name="T1">. Allows for the transportation of things between cells.</text:span></text:p>
        </text:list-item>
        <text:list-item>
          <text:p text:style-name="P12">Give<text:span text:style-name="T1"><text:tab/><text:tab/>Connects to </text:span>Receives<text:span text:style-name="T1">. Allows for the transportation of things between cells.</text:span></text:p>
        </text:list-item>
      </text:list>
      <text:h text:style-name="Heading_20_3" text:outline-level="3">Cell Types</text:h>
      <text:list text:style-name="List_20_1">
        <text:list-item>
          <text:p text:style-name="P11"><text:span text:style-name="T2">Power Cell<text:tab/><text:tab/></text:span>Generates power for other modules.</text:p>
        </text:list-item>
        <text:list-item>
          <text:p text:style-name="P11"><text:span text:style-name="T2">Battery<text:tab/><text:tab/><text:tab/></text:span><text:span text:style-name="T1">Stores up excess power.</text:span></text:p>
        </text:list-item>
        <text:list-item>
          <text:p text:style-name="P11"><text:span text:style-name="T2">Thruster</text:span><text:tab/><text:tab/><text:span text:style-name="T1">Accelerates in any direction.</text:span></text:p>
        </text:list-item>
        <text:list-item>
          <text:p text:style-name="P11"><text:span text:style-name="T2">Shield<text:tab/></text:span><text:span text:style-name="T1"><text:tab/><text:tab/>Provides protection when powered up.</text:span></text:p>
        </text:list-item>
        <text:list-item>
          <text:p text:style-name="P11"><text:span text:style-name="T2">Laser<text:tab/><text:tab/><text:tab/></text:span><text:span text:style-name="T1">Basic weapon that shoots a continuous stream of damage as long as it's <text:tab/><text:tab/><text:tab/><text:tab/>power is sustained.</text:span></text:p>
        </text:list-item>
        <text:list-item>
          <text:p text:style-name="P11"><text:span text:style-name="T2">Machine Factory<text:tab/></text:span><text:span text:style-name="T1">Creates missiles which can be fired out of a missile launcher.</text:span></text:p>
        </text:list-item>
        <text:list-item>
          <text:p text:style-name="P11"><text:span text:style-name="T2">Launching Bay<text:tab/></text:span><text:span text:style-name="T1">Launches machines.</text:span></text:p>
        </text:list-item>
        <text:list-item>
          <text:p text:style-name="P11"><text:span text:style-name="T2">Ammo Factory<text:tab/></text:span><text:span text:style-name="T1">Creates Projectiles which can be fired with a gun.</text:span></text:p>
        </text:list-item>
        <text:list-item>
          <text:p text:style-name="P11"><text:span text:style-name="T2">Rail Gun<text:tab/><text:tab/></text:span><text:span text:style-name="T1">Shoots projectiles.</text:span></text:p>
        </text:list-item>
      </text:list>
      <text:p text:style-name="P10"/>
      <text:h text:style-name="Heading_20_3" text:outline-level="3">Cell Details</text:h>
      <text:h text:style-name="Heading_20_4" text:outline-level="4" text:is-list-header="true">Power Cell</text:h>
      <text:p text:style-name="P2">Power Cells generate power over time. Power can be stored in batteries or used by other cells to perform functions. Higher level Power Cells generate more power faster.</text:p>
      <text:h text:style-name="Heading_20_4" text:outline-level="4" text:is-list-header="true"><text:soft-page-break/>Battery</text:h>
      <text:p text:style-name="P2">Batteries store power. Higher level batteries can store more power. They can also store it faster and release it faster.</text:p>
      <text:h text:style-name="Heading_20_4" text:outline-level="4" text:is-list-header="true">Thruster</text:h>
      <text:p text:style-name="P2">Thrusters convert power into propulsion. Higher level thrusters provide more propulsion and use less power.</text:p>
      <text:h text:style-name="Heading_20_4" text:outline-level="4" text:is-list-header="true">Shield</text:h>
      <text:p text:style-name="P2">Shields provide protection against damage. Their radius and angle span can be adjusted. Their strength is inversely proportional to their coverage area. Shields use power to recharge. </text:p>
      <text:h text:style-name="Heading_20_4" text:outline-level="4" text:is-list-header="true">Laser</text:h>
      <text:p text:style-name="P2">Lasers convert power into damage. They have an adjustable angle span, with the damage distributed over the span. The power consumption is also adjustable up to the limit. Lasers can be charged and fired in bursts if they are not supplied with a high enough power stream to sustain continuous fire. Higher level lasers can convert more power into damage and do it more efficiently.</text:p>
      <text:h text:style-name="Heading_20_4" text:outline-level="4" text:is-list-header="true">Machine Factory</text:h>
      <text:p text:style-name="P2">Machines can be missiles, mines, or robots. Machines are made out of micro-cells which are miniature versions of cells. Higher level machine factories can make machines faster. More complex machines take longer to construct. Each machine factory can fabricate only one machine design. Machine construction requires both materials and power.</text:p>
      <text:h text:style-name="Heading_20_4" text:outline-level="4" text:is-list-header="true">Launching Bay</text:h>
      <text:p text:style-name="P2">Launching Bays are where machines launch from. Higher level launching bays can launch larger machines</text:p>
      <text:h text:style-name="Heading_20_4" text:outline-level="4" text:is-list-header="true">Ammo Factory</text:h>
      <text:p text:style-name="P2">Ammo Factories produce ammo which is fired by rail guns. There are many types of ammo. Higher level ammo factories can produce ammo faster. Ammo is produced using power and materials or resources.</text:p>
      <text:h text:style-name="Heading_20_4" text:outline-level="4" text:is-list-header="true">Rail Gun</text:h>
      <text:p text:style-name="P2">Rail guns fire ammo. Higher level rail guns can fire larger ammo with greater propulsion with greater frequency.</text:p>
      <text:p text:style-name="P2"/>
      <text:h text:style-name="P4" text:outline-level="1">Control Schemes</text:h>
      <text:p text:style-name="Text_20_body">GoD features a highly configurable control scheme. Everything having to do with cell configuration and control can be mapped to any combination of buttons. Furthermore, scripts can be written which execute a series of commands in sequences. These scripts can then be mapped to butt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Start" style:display-name="List 2 Start" style:family="paragraph" style:parent-style-name="List" style:class="list">
      <style:paragraph-properties fo:margin-left="0.5in" fo:margin-right="0in" fo:margin-top="0.1665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ne_20_numbering" style:display-name="Line numbering"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aption_20_characters" style:display-name="Caption character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1575in" text:min-label-width="0.1575in"/>
        <style:text-properties style:font-name="StarSymbol"/>
      </text:list-level-style-bullet>
      <text:list-level-style-bullet text:level="2" text:style-name="Numbering_20_Symbols" text:bullet-char="•">
        <style:list-level-properties text:min-label-width="0.1575in"/>
        <style:text-properties style:font-name="StarSymbol"/>
      </text:list-level-style-bullet>
      <text:list-level-style-bullet text:level="3" text:style-name="Numbering_20_Symbols" text:bullet-char="•">
        <style:list-level-properties text:space-before="0.1571in" text:min-label-width="0.1575in"/>
        <style:text-properties style:font-name="StarSymbol"/>
      </text:list-level-style-bullet>
      <text:list-level-style-bullet text:level="4" text:style-name="Numbering_20_Symbols" text:bullet-char="•">
        <style:list-level-properties text:space-before="0.3146in" text:min-label-width="0.1575in"/>
        <style:text-properties style:font-name="StarSymbol"/>
      </text:list-level-style-bullet>
      <text:list-level-style-bullet text:level="5" text:style-name="Numbering_20_Symbols" text:bullet-char="•">
        <style:list-level-properties text:space-before="0.4724in" text:min-label-width="0.1575in"/>
        <style:text-properties style:font-name="StarSymbol"/>
      </text:list-level-style-bullet>
      <text:list-level-style-bullet text:level="6" text:style-name="Numbering_20_Symbols" text:bullet-char="•">
        <style:list-level-properties text:space-before="0.6299in" text:min-label-width="0.1575in"/>
        <style:text-properties style:font-name="StarSymbol"/>
      </text:list-level-style-bullet>
      <text:list-level-style-bullet text:level="7" text:style-name="Numbering_20_Symbols" text:bullet-char="•">
        <style:list-level-properties text:space-before="0.787in" text:min-label-width="0.1575in"/>
        <style:text-properties style:font-name="StarSymbol"/>
      </text:list-level-style-bullet>
      <text:list-level-style-bullet text:level="8" text:style-name="Numbering_20_Symbols" text:bullet-char="•">
        <style:list-level-properties text:space-before="0.9445in" text:min-label-width="0.1575in"/>
        <style:text-properties style:font-name="StarSymbol"/>
      </text:list-level-style-bullet>
      <text:list-level-style-bullet text:level="9" text:style-name="Numbering_20_Symbols" text:bullet-char="•">
        <style:list-level-properties text:space-before="1.1024in" text:min-label-width="0.1575in"/>
        <style:text-properties style:font-name="StarSymbol"/>
      </text:list-level-style-bullet>
      <text:list-level-style-bullet text:level="10" text:style-name="Numbering_20_Symbols" text:bullet-char="•">
        <style:list-level-properties text:space-before="1.2598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space-before="0.25in" text:min-label-width="0.1181in"/>
        <style:text-properties style:font-name="StarSymbol"/>
      </text:list-level-style-bullet>
      <text:list-level-style-bullet text:level="2" text:style-name="Numbering_20_Symbols" text:bullet-char="–">
        <style:list-level-properties text:space-before="0.3681in" text:min-label-width="0.1181in"/>
        <style:text-properties style:font-name="StarSymbol"/>
      </text:list-level-style-bullet>
      <text:list-level-style-bullet text:level="3" text:style-name="Numbering_20_Symbols" text:bullet-char="–">
        <style:list-level-properties text:space-before="0.4862in" text:min-label-width="0.1181in"/>
        <style:text-properties style:font-name="StarSymbol"/>
      </text:list-level-style-bullet>
      <text:list-level-style-bullet text:level="4" text:style-name="Numbering_20_Symbols" text:bullet-char="–">
        <style:list-level-properties text:space-before="0.6039in" text:min-label-width="0.1181in"/>
        <style:text-properties style:font-name="StarSymbol"/>
      </text:list-level-style-bullet>
      <text:list-level-style-bullet text:level="5" text:style-name="Numbering_20_Symbols" text:bullet-char="–">
        <style:list-level-properties text:space-before="0.722in" text:min-label-width="0.1181in"/>
        <style:text-properties style:font-name="StarSymbol"/>
      </text:list-level-style-bullet>
      <text:list-level-style-bullet text:level="6" text:style-name="Numbering_20_Symbols" text:bullet-char="–">
        <style:list-level-properties text:space-before="0.8402in" text:min-label-width="0.1181in"/>
        <style:text-properties style:font-name="StarSymbol"/>
      </text:list-level-style-bullet>
      <text:list-level-style-bullet text:level="7" text:style-name="Numbering_20_Symbols" text:bullet-char="–">
        <style:list-level-properties text:space-before="0.9591in" text:min-label-width="0.1181in"/>
        <style:text-properties style:font-name="StarSymbol"/>
      </text:list-level-style-bullet>
      <text:list-level-style-bullet text:level="8" text:style-name="Numbering_20_Symbols" text:bullet-char="–">
        <style:list-level-properties text:space-before="1.0772in" text:min-label-width="0.1181in"/>
        <style:text-properties style:font-name="StarSymbol"/>
      </text:list-level-style-bullet>
      <text:list-level-style-bullet text:level="9" text:style-name="Numbering_20_Symbols" text:bullet-char="–">
        <style:list-level-properties text:space-before="1.1953in" text:min-label-width="0.1181in"/>
        <style:text-properties style:font-name="StarSymbol"/>
      </text:list-level-style-bullet>
      <text:list-level-style-bullet text:level="10" text:style-name="Numbering_20_Symbols" text:bullet-char="–">
        <style:list-level-properties text:space-before="1.31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6</text:page-number></text:p>
      </style:footer>
    </style:master-page>
    <style:master-page style:name="First_20_Page" style:display-name="First Page" style:page-layout-name="pm2" style:next-style-name="Standard"/>
    <style:master-page style:name="Index" style:page-layout-name="pm2"/>
    <style:master-page style:name="Table_20_of_20_Contents" style:display-name="Table of Contents" style:page-layout-name="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Geometry of Destruction</dc:title>
    <dc:description>This is the Design Document for Geometry of Destruction</dc:description>
    <dc:subject>Geometry of Destruction Design Document</dc:subject>
    <meta:initial-creator>Namaste Reid</meta:initial-creator>
    <meta:creation-date>2008-07-05T12:40:37</meta:creation-date>
    <dc:creator>Namaste Reid</dc:creator>
    <dc:date>2008-07-07T22:33:09</dc:date>
    <meta:keyword>Design Document</meta:keyword>
    <meta:keyword>Geometry of Destruction</meta:keyword>
    <meta:editing-cycles>2</meta:editing-cycles>
    <meta:editing-duration>PT1H16M13S</meta:editing-duration>
    <meta:user-defined meta:name="Info 1"/>
    <meta:user-defined meta:name="Info 2"/>
    <meta:user-defined meta:name="Info 3"/>
    <meta:user-defined meta:name="Info 4"/>
    <meta:document-statistic meta:table-count="0" meta:image-count="0" meta:object-count="0" meta:page-count="8" meta:paragraph-count="68" meta:word-count="1043" meta:character-count="6409"/>
  </office:meta>
</office:document-meta>
</file>